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style:font-name="Courier New" fo:font-size="9pt" style:font-size-asian="9pt" style:font-size-complex="9pt"/>
    </style:style>
    <style:style style:name="P2" style:family="paragraph" style:parent-style-name="Standard">
      <style:paragraph-properties fo:margin-top="0.21cm" fo:margin-bottom="0cm" style:contextual-spacing="false" fo:text-align="center" style:justify-single-word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21cm" fo:margin-bottom="0cm" style:contextual-spacing="false"/>
      <style:text-properties style:font-name="Courier Ne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21cm" fo:margin-bottom="0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.21cm" fo:margin-bottom="0cm" style:contextual-spacing="false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21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21cm" fo:margin-bottom="0.2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margin-top="0.21cm" fo:margin-bottom="0cm" style:contextual-spacing="false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paragraph-properties fo:margin-top="0.21cm" fo:margin-bottom="0cm" style:contextual-spacing="false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margin-top="0.21cm" fo:margin-bottom="0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margin-top="0cm" fo:margin-bottom="0cm" style:contextual-spacing="false"/>
      <style:text-properties style:font-name="Arial"/>
    </style:style>
    <style:style style:name="P17" style:family="paragraph" style:parent-style-name="Standard">
      <style:paragraph-properties fo:margin-top="0.21cm" fo:margin-bottom="0cm" style:contextual-spacing="false" fo:text-align="center" style:justify-single-word="false"/>
      <style:text-properties style:font-name="Arial" fo:font-size="20pt" fo:font-weight="bold" officeooo:rsid="00127151" officeooo:paragraph-rsid="00127151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top="0.21cm" fo:margin-bottom="0cm" style:contextual-spacing="false" fo:text-align="justify" style:justify-single-word="false"/>
    </style:style>
    <style:style style:name="P19" style:family="paragraph" style:parent-style-name="Standard">
      <style:paragraph-properties fo:margin-top="0.21cm" fo:margin-bottom="0cm" style:contextual-spacing="false" fo:text-align="justify" style:justify-single-word="false"/>
      <style:text-properties officeooo:rsid="00127151" officeooo:paragraph-rsid="00127151"/>
    </style:style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officeooo:paragraph-rsid="00127151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officeooo:rsid="00127151" officeooo:paragraph-rsid="00127151"/>
    </style:style>
    <style:style style:name="P23" style:family="paragraph" style:parent-style-name="Text_20_body" style:list-style-name="L3">
      <style:text-properties officeooo:rsid="00127151" officeooo:paragraph-rsid="001271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Arial" fo:font-size="11pt" fo:font-weight="normal" officeooo:rsid="00127151" style:font-size-asian="11pt" style:font-weight-asian="normal" style:font-size-complex="11pt" style:font-weight-complex="normal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27151" style:font-size-asian="11pt" style:font-weight-asian="normal" style:font-size-complex="11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officeooo:rsid="00118d75"/>
    </style:style>
    <style:style style:name="T10" style:family="text">
      <style:text-properties officeooo:rsid="001271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vaOnLine</text:p>
      <text:p text:style-name="P8">Documentação do projeto <text:span text:style-name="T10">ProvaOnLine</text:span> conforme definido e deve ser utilizada para um melhor entendimento e posterior manutenção deste projeto.</text:p>
      <text:p text:style-name="P10">Detalhes Técnicos</text:p>
      <text:p text:style-name="P7">Este projeto necessita dos seguintes softwares:</text:p>
      <text:list text:style-name="L1">
        <text:list-item>
          <text:p text:style-name="P12">Software de Desenvolvimento: JSE versão 1.<text:span text:style-name="T9">8</text:span></text:p>
        </text:list-item>
        <text:list-item>
          <text:p text:style-name="P13">Banco de dados HSQLDB</text:p>
        </text:list-item>
        <text:list-item>
          <text:p text:style-name="P13">Biblioteca iText versão 5.1.1</text:p>
        </text:list-item>
      </text:list>
      <text:p text:style-name="P10">Detalhes de Instalação</text:p>
      <text:list text:style-name="L2">
        <text:list-item>
          <text:p text:style-name="P15">Deve estar instalado o Java SE versão 1.<text:span text:style-name="T9">8</text:span> <text:span text:style-name="T9">J</text:span>RE ou superior</text:p>
        </text:list-item>
        <text:list-item>
          <text:p text:style-name="P16"><text:span text:style-name="T6">O programa (</text:span><text:span text:style-name="T7">ProvaOnLine</text:span><text:span text:style-name="T6">.jar) deve ser inserido na pasta “</text:span><text:a xlink:type="simple" xlink:href="../../../simulado" text:style-name="Internet_20_link" text:visited-style-name="Visited_20_Internet_20_Link"><text:span text:style-name="T6">C:\simulado</text:span></text:a><text:span text:style-name="T6">”. Nesta pasta deve conter o banco de questões e uma pasta </text:span><text:span text:style-name="T8">lib</text:span><text:span text:style-name="T6"> com os arquivos “hsqldb.jar” e “itextpdf-5.1.1.jar”</text:span></text:p>
        </text:list-item>
      </text:list>
      <text:p text:style-name="P11">Detalhes da Importação</text:p>
      <text:p text:style-name="Text_20_body">Um arquivo em formato CSV (texto) delimitado por “«” será utilizado para importação, caso o primeiro carácter da linha seja um “%” esta será desprezada na importação.</text:p>
      <text:p text:style-name="Text_20_body">A ordem dos campos é a seguinte:</text:p>
      <text:p text:style-name="P3">Código«Questão«RespA«RespB«RespC«RespD«Certa«Área«<text:span text:style-name="T10">Semestre</text:span></text:p>
      <text:p text:style-name="P9">Como por exemplo:</text:p>
      <text:p text:style-name="P3">C01Q01«Isto é teste«Sim«Não«Talvez«Depende«A«Conhecimentos Gerais«<text:span text:style-name="T10">1</text:span></text:p>
      <text:p text:style-name="P10">Base de Dados</text:p>
      <text:p text:style-name="P7">A estrutura do Banco de Dados é a seguinte:</text:p>
      <text:p text:style-name="P4">Campo<text:span text:style-name="T2"><text:tab/><text:tab/><text:tab/></text:span>Tipo<text:span text:style-name="T2"><text:tab/><text:tab/></text:span>Conteúdo</text:p>
      <text:p text:style-name="P5">identificacao<text:tab/>C99Q99<text:tab/><text:span text:style-name="T10">Identificação da questão</text:span></text:p>
      <text:p text:style-name="P5">pergunta<text:tab/><text:tab/>Texto<text:tab/><text:tab/><text:span text:style-name="T10">Pergunta</text:span></text:p>
      <text:p text:style-name="P5">Opção A<text:tab/><text:tab/>Texto<text:tab/><text:tab/>Opção A</text:p>
      <text:p text:style-name="P5">Opção B<text:tab/><text:tab/>Texto<text:tab/><text:tab/>Opção B</text:p>
      <text:p text:style-name="P5">Opção C<text:tab/><text:tab/>Texto<text:tab/><text:tab/>Opção C</text:p>
      <text:p text:style-name="P5">Opção D<text:tab/><text:tab/>Texto<text:tab/><text:tab/>Opção D</text:p>
      <text:p text:style-name="P5">resposta<text:tab/><text:tab/>C<text:tab/><text:tab/>char(1)</text:p>
      <text:p text:style-name="P5">area<text:tab/><text:tab/><text:tab/>Texto<text:tab/><text:tab/>Área de Conhecimento</text:p>
      <text:p text:style-name="P5"><text:span text:style-name="T10">semestre</text:span><text:tab/><text:tab/><text:span text:style-name="T10">Int</text:span><text:tab/><text:tab/><text:span text:style-name="T10">Semestre que foi dado o conteúdo</text:span></text:p>
      <text:p text:style-name="P11">Arquivo de configuração</text:p>
      <text:p text:style-name="Text_20_body">Deve ser criado um arquivo chamado <text:span text:style-name="T1">opcao.sim</text:span> (formato texto) que contém os seguintes valores para o sistema:</text:p>
      <text:list text:style-name="L3">
        <text:list-item>
          <text:p text:style-name="P21"><text:span text:style-name="T10">TITULO=AAAA – Título da prova</text:span></text:p>
        </text:list-item>
        <text:list-item>
          <text:p text:style-name="P21">TEMPO=99999999 – Tempo total de prova <text:span text:style-name="T10">em segundos</text:span></text:p>
        </text:list-item>
        <text:list-item>
          <text:p text:style-name="P20">TOTAL_QUESTAO=999 – Número de questões para a prova</text:p>
        </text:list-item>
        <text:list-item>
          <text:p text:style-name="P20">AC=area1;area2;... – Descrição das áreas de conhecimento separadas por “;”</text:p>
        </text:list-item>
        <text:list-item>
          <text:p text:style-name="P22">AREA_ESCOLHIDA=Se deseja fazer por uma determinada área</text:p>
        </text:list-item>
        <text:list-item>
          <text:p text:style-name="P23">SEMESTRE=9 – A partir de qual semestre, se informado 2 obterá questões dos semestres 1 e 2</text:p>
        </text:list-item>
      </text:list>
      <text:p text:style-name="P6"/>
      <text:h text:style-name="Heading_20_2" text:outline-level="2">a) Tela Inicial</text:h>
      <text:p text:style-name="P19"><text:span text:style-name="T3">Uma vez na tela das perguntas nenhum aplicativo poderá ser aberto ou fechado.</text:span></text:p>
      <text:p text:style-name="P18"><text:soft-page-break/><text:span text:style-name="T3">O botão RESUMO é utilizado para o aluno acessar a </text:span><text:span text:style-name="T5">Tela de Resumo</text:span><text:span text:style-name="T3">. O botão FINALIZAR é utilizado para o aluno finalizar o simulado a qualquer momento, porém é necessário confirmar esta ação. Após a finalização do simulado a aplicação apresentará a </text:span><text:span text:style-name="T5">Tela de Desempenho</text:span><text:span text:style-name="T3">.</text:span></text:p>
      <text:p text:style-name="P8">É apresentada a pergunta da questão e as opções de resposta “A”, “B”, “C” <text:span text:style-name="T10">e</text:span> “D” <text:span text:style-name="T10">do banco de dados, mais 2 opções são apresentadas automaticamente “E” contendo “Todas as respostas acima” e “F” contendo “Nenhuma das opções acima”</text:span>. Somente uma opção pode ser marcada por questão. É possível alterar a opção a qualquer momento antes do simulado ser finalizado. </text:p>
      <text:p text:style-name="P8">Quando o texto de um item da questão (pergunta ou opção) for muito grande, <text:span text:style-name="T10">uma </text:span>barra de rolagem vertical <text:span text:style-name="T10">aparecerá </text:span>para ter acesso a todo o conteúdo do texto. A tela possui o informativo do número da questão e o referencial da quantidade de questões presentes no simulado.</text:p>
      <text:h text:style-name="Heading_20_2" text:outline-level="2">b) Tela de Resumo</text:h>
      <text:p text:style-name="P8">Mostrar ao aluno o resumo do simulado, com os detalhes das questões, o texto truncado da pergunta, na opção escolhida se for o caso, o texto truncado da opção escolhida, do contrário mostrar um espaço no local, e se está marcada para revisão.</text:p>
      <text:p text:style-name="P18"><text:span text:style-name="T3">Ao pressionar o botão VOLTAR, o aluno retorna para a </text:span><text:span text:style-name="T5">Tela Inicial</text:span><text:span text:style-name="T3"> na mesma questão onde se encontrava. Se o aluno clicar em uma questão da tela, retorna para a </text:span><text:span text:style-name="T5">Tela Inicial</text:span><text:span text:style-name="T3">, porém o registro atual passará a ser o registro escolhido, ou seja, os dados na tela são “links” para os registros das questões. A tela possui uma barra de rolagem vertical para mostrar </text:span><text:span text:style-name="T4">todas as</text:span><text:span text:style-name="T3"> questões do simulado. As regras do processo de finalização do simulado é similar as regras do processo da </text:span><text:span text:style-name="T5">Tela Inicial</text:span><text:span text:style-name="T3">.</text:span></text:p>
      <text:h text:style-name="Heading_20_2" text:outline-level="2">c) Tela de Desempenho</text:h>
      <text:p text:style-name="P8">Esta tela é mostrada ao finalizar o simulado, apresentado o resumo do desempenho do aluno, conforme apresentado na tela (a tela já possui as informações de cálculo). As informações da área de conhecimento apresenta<text:span text:style-name="T10">m</text:span> os percentuais de acerto, conforme a seguinte fórmula: </text:p>
      <text:p text:style-name="P2">(QTD_Questões_Corretas / QTD_Questões_Área) * 100</text:p>
      <text:p text:style-name="P8">A quantidade de questões do grupo ou da área será obtida somando-se as informações de área de conhecimento durante a importação do arquivo “questoes.csv” (ou algum outro formato tabulado).</text:p>
      <text:p text:style-name="P8">Ao pressionar o botão SALVAR é gerado um arquivo com o nome “desempenho.pdf”. Esse arquivo será dividido em 2 (duas) partes:</text:p>
      <text:list text:style-name="L4">
        <text:list-item>
          <text:p text:style-name="P14"><text:span text:style-name="T1">Desempenho</text:span>: As informações apresentadas na tela de desempenho.</text:p>
        </text:list-item>
        <text:list-item>
          <text:p text:style-name="P14"><text:span text:style-name="T1">Resumo das Questões</text:span>: Conterá as seguintes informações:</text:p>
          <text:list>
            <text:list-item>
              <text:p text:style-name="P14">Referência da Questão: conforme a referência apresentada nas regras gerais.</text:p>
            </text:list-item>
            <text:list-item>
              <text:p text:style-name="P14">Opção Escolhida pelo Aluno: Pode ser “A”, “B”, “C” ou “D” ou ainda vazia “ “, caso o aluno não tenha respondido.</text:p>
            </text:list-item>
            <text:list-item>
              <text:p text:style-name="P14">Resultado: “Correta”, “Incorreta” ou “Não respondida”.</text:p>
            </text:list-item>
          </text:list>
        </text:list-item>
      </text:list>
      <text:h text:style-name="Heading_20_2" text:outline-level="2"><text:span text:style-name="T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Arial1" fo:font-family="Arial" style:font-style-name="Normal" style:font-family-generic="swiss" style:font-pitch="variable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urier New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rojeto Simulado<text:tab/><text:tab/>Folha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6-29T09:11:09.32</meta:creation-date>
    <dc:date>2023-09-24T10:53:36.866246381</dc:date>
    <meta:editing-duration>PT4H34M10S</meta:editing-duration>
    <meta:editing-cycles>11</meta:editing-cycles>
    <meta:generator>LibreOffice/7.6.1.2$Linux_X86_64 LibreOffice_project/60$Build-2</meta:generator>
    <meta:document-statistic meta:table-count="0" meta:image-count="0" meta:object-count="0" meta:page-count="2" meta:paragraph-count="55" meta:word-count="734" meta:character-count="4543" meta:non-whitespace-character-count="3852"/>
  </office:meta>
</office:document-meta>
</file>